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8c5" officeooo:paragraph-rsid="000258c5"/>
    </style:style>
    <style:style style:name="P2" style:family="paragraph" style:parent-style-name="Standard">
      <style:text-properties officeooo:rsid="001bc06f" officeooo:paragraph-rsid="000258c5"/>
    </style:style>
    <style:style style:name="P3" style:family="paragraph" style:parent-style-name="Standard">
      <style:text-properties officeooo:rsid="0002e30b" officeooo:paragraph-rsid="0002e30b"/>
    </style:style>
    <style:style style:name="T1" style:family="text">
      <style:text-properties officeooo:rsid="00025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 Répondre à un vote</text:p>
      <text:p text:style-name="P1"/>
      <text:p text:style-name="P2">Acteur principal :</text:p>
      <text:p text:style-name="P2"><text:tab/></text:p>
      <text:p text:style-name="P2"><text:tab/>L'utilisateur</text:p>
      <text:p text:style-name="P2"/>
      <text:p text:style-name="P2">Objectif : </text:p>
      <text:p text:style-name="P2"/>
      <text:p text:style-name="P2"><text:tab/>L'utilisateur doit pouvoir <text:span text:style-name="T1">faire son choix parmi une liste pour répondre a un vote auquel il a été invité </text:span></text:p>
      <text:p text:style-name="P2"/>
      <text:p text:style-name="P2">Pré-conditions :</text:p>
      <text:p text:style-name="P2"/>
      <text:p text:style-name="P2"><text:tab/>Être inscrit au service.</text:p>
      <text:p text:style-name="P2"/>
      <text:p text:style-name="P1">Post-conditions :</text:p>
      <text:p text:style-name="P1"/>
      <text:p text:style-name="P1"><text:tab/>Le vote de l'utilisateur dois être mémorisé et le statut de l'utilisateur changé en « a voté » pour le vote en question.</text:p>
      <text:p text:style-name="P1"/>
      <text:p text:style-name="P1">Scénario nominal :</text:p>
      <text:p text:style-name="P1"/>
      <text:p text:style-name="P1">1. L'utilisateur reçois une notification pour participer a un vote et l'active</text:p>
      <text:p text:style-name="P1">2. L'application s'ouvre alors sur la page de réponse au vote</text:p>
      <text:p text:style-name="P1">3. L'utilisateur est informé des règles du vote</text:p>
      <text:p text:style-name="P1">4. On demande a l'utilisateur s'il accepte de participer</text:p>
      <text:p text:style-name="P1">5. L'utilisateur accepte</text:p>
      <text:p text:style-name="P1">6. L'utilisateur remplis ses choix</text:p>
      <text:p text:style-name="P1">7. L'utilisateur valide ses choix</text:p>
      <text:p text:style-name="P1">8. L'application affiche un récapitulatif des choix avec une demande de confirmation</text:p>
      <text:p text:style-name="P1">9. L'utilisateur confirme.</text:p>
      <text:p text:style-name="P1">10. le vote de l'utilisateur est envoyé au serveur.</text:p>
      <text:p text:style-name="P1">11. L'utilisateur est amené sur la page d’accueil du service.</text:p>
      <text:p text:style-name="P1"/>
      <text:p text:style-name="P1">Alternatives :</text:p>
      <text:p text:style-name="P1"/>
      <text:p text:style-name="P1">1.a L'utilisateur ignore la notification , elle est stocké dans l'application dans la page récapitulative des vote de l'utilisateur avec le statut en attente. </text:p>
      <text:p text:style-name="P1"/>
      <text:p text:style-name="P3">5.a L'utilisateur refuse de participer , le vote est supprimer de son application, l'utilisateur est marqué comme abstentionniste pour ce vote dans le serveur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5:27:24.412702389</meta:creation-date>
    <meta:generator>LibreOffice/4.3.3.2$Linux_X86_64 LibreOffice_project/430m0$Build-2</meta:generator>
    <dc:date>2015-04-23T05:39:47.366470441</dc:date>
    <meta:editing-duration>PT12M22S</meta:editing-duration>
    <meta:editing-cycles>2</meta:editing-cycles>
    <meta:document-statistic meta:table-count="0" meta:image-count="0" meta:object-count="0" meta:page-count="1" meta:paragraph-count="25" meta:word-count="201" meta:character-count="1256" meta:non-whitespace-character-count="1071"/>
  </office:meta>
</office:document-meta>
</file>